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Roboto" svg:font-family="Roboto" style:font-family-generic="system" style:font-pitch="variable"/>
  </office:font-face-decls>
  <office:automatic-styles>
    <style:style style:name="P1" style:family="paragraph" style:parent-style-name="western">
      <style:paragraph-properties fo:margin-top="0in" fo:margin-bottom="0in" style:contextual-spacing="false"/>
    </style:style>
    <style:style style:name="P2" style:family="paragraph" style:parent-style-name="western">
      <style:paragraph-properties fo:margin-top="0in" fo:margin-bottom="0in" style:contextual-spacing="false" fo:text-align="center" style:justify-single-word="false"/>
    </style:style>
    <style:style style:name="P3" style:family="paragraph" style:parent-style-name="Normal">
      <style:text-properties fo:color="#222222" loext:opacity="100%" style:font-name="Arial" fo:font-size="10pt" style:font-size-asian="10pt" style:font-name-complex="Arial" style:font-size-complex="10pt"/>
    </style:style>
    <style:style style:name="P4" style:family="paragraph" style:parent-style-name="Normal">
      <loext:graphic-properties draw:fill="solid" draw:fill-color="#ffffff" draw:opacity="100%"/>
      <style:paragraph-properties fo:hyphenation-ladder-count="no-limit" fo:background-color="#ffffff" style:vertical-align="auto"/>
      <style:text-properties fo:color="#222222" loext:opacity="100%" style:font-name="Arial" style:font-name-complex="Arial" fo:hyphenate="true" loext:hyphenation-no-caps="false"/>
    </style:style>
    <style:style style:name="P5" style:family="paragraph" style:parent-style-name="Normal">
      <loext:graphic-properties draw:fill="solid" draw:fill-color="#ffffff" draw:opacity="100%"/>
      <style:paragraph-properties fo:hyphenation-ladder-count="no-limit" fo:background-color="#ffffff" style:vertical-align="auto"/>
      <style:text-properties fo:color="#222222" loext:opacity="100%" style:font-name="Calibri" fo:font-size="11pt" style:font-size-asian="11pt" style:font-name-complex="Calibri" style:font-size-complex="11pt" fo:hyphenate="true" loext:hyphenation-no-caps="false"/>
    </style:style>
    <style:style style:name="P6" style:family="paragraph" style:parent-style-name="Normal">
      <loext:graphic-properties draw:fill="solid" draw:fill-color="#ffffff" draw:opacity="100%"/>
      <style:paragraph-properties fo:margin-left="0in" fo:margin-right="0in" fo:text-align="justify" style:justify-single-word="false" fo:hyphenation-ladder-count="no-limit" fo:text-indent="0.4917in" style:auto-text-indent="false" fo:background-color="#ffffff" style:vertical-align="auto"/>
      <style:text-properties fo:color="#222222" loext:opacity="100%" style:font-name="Arial" fo:font-size="10pt" style:font-size-asian="10pt" style:font-name-complex="Arial" style:font-size-complex="10pt" fo:hyphenate="true" loext:hyphenation-no-caps="false"/>
    </style:style>
    <style:style style:name="P7" style:family="paragraph" style:parent-style-name="Normal">
      <loext:graphic-properties draw:fill="solid" draw:fill-color="#ffffff" draw:opacity="100%"/>
      <style:paragraph-properties fo:margin-left="-0.4917in" fo:margin-right="0in" fo:text-align="justify" style:justify-single-word="false" fo:hyphenation-ladder-count="no-limit" fo:text-indent="0.4917in" style:auto-text-indent="false" fo:background-color="#ffffff" style:vertical-align="auto">
        <style:tab-stops/>
      </style:paragraph-properties>
      <style:text-properties fo:color="#222222" loext:opacity="100%" style:font-name="Arial" fo:font-size="10pt" style:font-size-asian="10pt" style:font-name-complex="Arial" style:font-size-complex="10pt" fo:hyphenate="true" loext:hyphenation-no-caps="false"/>
    </style:style>
    <style:style style:name="P8" style:family="paragraph" style:parent-style-name="Normal">
      <loext:graphic-properties draw:fill="solid" draw:fill-color="#ffffff" draw:opacity="100%"/>
      <style:paragraph-properties fo:margin-top="0.0693in" fo:margin-bottom="0.1563in" style:contextual-spacing="false" fo:hyphenation-ladder-count="no-limit" fo:background-color="#ffffff" style:vertical-align="auto"/>
      <style:text-properties fo:color="#222222" loext:opacity="100%" style:font-name="Arial" fo:font-size="10pt" style:font-size-asian="10pt" style:font-name-complex="Arial" style:font-size-complex="10pt" fo:hyphenate="true" loext:hyphenation-no-caps="false"/>
    </style:style>
    <style:style style:name="P9" style:family="paragraph" style:parent-style-name="western" style:master-page-name="MP0">
      <style:paragraph-properties fo:margin-top="0in" fo:margin-bottom="0in" style:contextual-spacing="false" fo:text-align="center" style:justify-single-word="false" style:page-number="auto" fo:break-before="page"/>
    </style:style>
    <style:style style:name="P10" style:family="paragraph" style:parent-style-name="Normal">
      <style:text-properties fo:color="#222222" loext:opacity="100%" style:font-name="Arial" fo:font-size="10pt" officeooo:paragraph-rsid="00069485" style:font-size-asian="10pt" style:font-name-complex="Arial" style:font-size-complex="10pt"/>
    </style:style>
    <style:style style:name="P11" style:family="paragraph" style:parent-style-name="Paragraphe_20_de_20_liste" style:list-style-name="L2">
      <style:text-properties fo:color="#222222" loext:opacity="100%" style:font-name="Arial" fo:font-size="10pt" style:font-size-asian="10pt" style:font-name-complex="Arial" style:font-size-complex="10pt"/>
    </style:style>
    <style:style style:name="P12" style:family="paragraph" style:parent-style-name="Paragraphe_20_de_20_liste" style:list-style-name="L3">
      <loext:graphic-properties draw:fill="solid" draw:fill-color="#ffffff" draw:opacity="100%"/>
      <style:paragraph-properties fo:margin-left="0.5in" fo:margin-right="0in" fo:text-align="justify" style:justify-single-word="false" fo:hyphenation-ladder-count="no-limit" fo:text-indent="0in" style:auto-text-indent="false" fo:background-color="#ffffff" style:vertical-align="auto">
        <style:tab-stops/>
      </style:paragraph-properties>
      <style:text-properties fo:color="#222222" loext:opacity="100%" style:font-name="Arial" fo:font-size="10pt" style:font-size-asian="10pt" style:font-name-complex="Arial" style:font-size-complex="10pt" fo:hyphenate="true" loext:hyphenation-no-caps="false"/>
    </style:style>
    <style:style style:name="P13" style:family="paragraph" style:parent-style-name="Paragraphe_20_de_20_liste" style:list-style-name="L4">
      <loext:graphic-properties draw:fill="solid" draw:fill-color="#ffffff" draw:opacity="100%"/>
      <style:paragraph-properties fo:margin-top="0.0693in" fo:margin-bottom="0.1563in" style:contextual-spacing="false" fo:hyphenation-ladder-count="no-limit" fo:background-color="#ffffff" style:vertical-align="auto"/>
      <style:text-properties fo:color="#222222" loext:opacity="100%" style:font-name="Arial" fo:font-size="10pt" style:font-size-asian="10pt" style:font-name-complex="Arial" style:font-size-complex="10pt" fo:hyphenate="true" loext:hyphenation-no-caps="false"/>
    </style:style>
    <style:style style:name="P14" style:family="paragraph" style:parent-style-name="Titre_20_2" style:list-style-name="L1"/>
    <style:style style:name="T1" style:family="text">
      <style:text-properties style:font-name="Baskerville Old Face" fo:font-size="12pt" fo:font-weight="bold" style:font-size-asian="12pt" style:font-weight-asian="bold" style:font-size-complex="12pt" style:font-weight-complex="bold"/>
    </style:style>
    <style:style style:name="T2" style:family="text">
      <style:text-properties style:font-name="Baskerville Old Face" fo:font-size="12pt" fo:font-style="italic" style:font-size-asian="12pt" style:font-style-asian="italic" style:font-size-complex="12pt" style:font-style-complex="italic"/>
    </style:style>
    <style:style style:name="T3" style:family="text">
      <style:text-properties officeooo:rsid="00069485"/>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25in" fo:margin-left="1.2417in"/>
        </style:list-level-properties>
        <style:text-properties style:font-name="Roboto"/>
      </text:list-level-style-bullet>
      <text:list-level-style-bullet text:level="2" text:style-name="WW_5f_CharLFO10LVL2" text:bullet-char="o">
        <style:list-level-properties text:list-level-position-and-space-mode="label-alignment">
          <style:list-level-label-alignment text:label-followed-by="listtab" fo:text-indent="-0.25in" fo:margin-left="1.7417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2.2417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7417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3.2417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7417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4.2417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7417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5.2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Police_20_par_20_défaut"><text:span text:style-name="T1">SYSTEMES DE SCORAGE</text:span></text:span></text:p>
      <text:p text:style-name="P2"><text:span text:style-name="Police_20_par_20_défaut"><text:span text:style-name="T2">Un résumé succinct</text:span></text:span></text:p>
      <text:p text:style-name="P1"/>
      <text:list xml:id="list3864275337" text:style-name="L1">
        <text:list-item>
          <text:p text:style-name="P14">C-Diplo</text:p>
        </text:list-item>
      </text:list>
      <text:p text:style-name="Normal"/>
      <text:p text:style-name="P3">C-Diplo est probablement le système de notation le plus couramment utilisé. Il a été développé par le joueur français de Diplomacy Bruno-André Giraudon et rapidement adopté par de nombreux tournois en Europe.</text:p>
      <text:p text:style-name="P3"/>
      <text:p text:style-name="P3">Il s'agit d'un système basé sur le classement, ce qui signifie que le classement au tableau est le facteur clé. Les joueurs obtiennent un certain nombre de points en fonction de leur rang sur le tableau à la fin du jeu, qu'il se termine par une victoire ou un match nul convenu ou forcé (c'est-à-dire que le temps de jeu s'écoule)</text:p>
      <text:p text:style-name="P3"/>
      <text:p text:style-name="P3">Les points sont attribués comme ceci :</text:p>
      <text:p text:style-name="P3"/>
      <text:list xml:id="list2886892589" text:style-name="L2">
        <text:list-item>
          <text:p text:style-name="P11">1 point de participation : Total 7 points</text:p>
        </text:list-item>
        <text:list-item>
          <text:p text:style-name="P11">1 point par centre. : Total 34 points</text:p>
        </text:list-item>
        <text:list-item>
          <text:p text:style-name="P11">38 points bonus pour la 1ère place : Total 38 points</text:p>
        </text:list-item>
        <text:list-item>
          <text:p text:style-name="P11">14 points bonus pour la 2ème place : Total 14 points</text:p>
        </text:list-item>
        <text:list-item>
          <text:p text:style-name="P11">7 points bonus pour la 3ème place : Total 7 points</text:p>
        </text:list-item>
      </text:list>
      <text:p text:style-name="P3"/>
      <text:p text:style-name="P3">Soit un total de global de 100 points.</text:p>
      <text:p text:style-name="P3"/>
      <text:p text:style-name="P10">Un solo marque la totalité des <text:span text:style-name="T3">73</text:span> points et tous les autres obtiennent zéro. </text:p>
      <text:p text:style-name="P10">En cas d'égalité, les points bonus sont partagés. </text:p>
      <text:p text:style-name="Normal"/>
      <text:list xml:id="list225354223007416" text:style-name="L1">
        <text:list-item>
          <text:p text:style-name="P14">Win Namur</text:p>
        </text:list-item>
      </text:list>
      <text:p text:style-name="P4"/>
      <text:h text:style-name="Titre_20_3" text:outline-level="3">Solo : </text:h>
      <text:p text:style-name="P6">82 points et tous les autres 0</text:p>
      <text:h text:style-name="Titre_20_3" text:outline-level="3">Elimination : </text:h>
      <text:p text:style-name="P6">0 point</text:p>
      <text:h text:style-name="Titre_20_3" text:outline-level="3">Autres cas :</text:h>
      <text:p text:style-name="P5"/>
      <text:list xml:id="list2094632749" text:style-name="L3">
        <text:list-item>
          <text:p text:style-name="P12">Points de centres : Chaque joueur survivant reçoit 5 points s’il finit à 1 centre, 9 points pour 2 centres, 12 points pour 3 centres, 14 points pour 4 centres, 16 points pour 5 centres et 18 points pour 6 centres. Il reçoit de plus 1 point supplémentaire par centre acquis au-delà du 7ème (inclus).</text:p>
        </text:list-item>
      </text:list>
      <text:p text:style-name="P7"/>
      <text:list xml:id="list225423639216979" text:continue-numbering="true" text:style-name="L3">
        <text:list-item>
          <text:p text:style-name="P12">Points de vague : 18 points sont partagés entre tous les joueurs qui terminent à 2 centres ou moins du ou des premiers. Le ou les premiers font partie de ce partage.</text:p>
        </text:list-item>
      </text:list>
      <text:p text:style-name="P7"/>
      <text:list xml:id="list225425054326703" text:continue-numbering="true" text:style-name="L3">
        <text:list-item>
          <text:p text:style-name="P12">Points de victoire : 18 points sont partagés par les premiers. En cas de victoire unique ces points sont attribués en totalité au vainqueur.</text:p>
        </text:list-item>
      </text:list>
      <text:p text:style-name="Normal"/>
      <text:list xml:id="list225353451289898" text:style-name="L1">
        <text:list-item>
          <text:p text:style-name="P14">Diplo Ligue</text:p>
        </text:list-item>
      </text:list>
      <text:p text:style-name="P8">Au bout des 7 années de jeu, le joueur ayant le plus de centres obtiendra 16 points, le deuxième 14 pts puis 12, 10, 8, 6, 4 pour les 5 joueurs suivants. Tout joueur éliminé sera crédité de 0 pt. En cas de victoire unique, le joueur obtiendra un bonus de 4 points. En cas de victoire partagée, chaque joueur ayant fini premier ex-aequo obtiendra un bonus d’1 point.</text:p>
      <text:p text:style-name="P8">A ces points, seront soustraits les points de pénalité obtenus en cours de partie.</text:p>
      <text:p text:style-name="P8"><text:soft-page-break/>Etant donné que le système de scorage est exclusivement basé sur le classement des joueurs à l’issue des 7 années de jeu, et non pas sur le nombre de centres, il est précisé qu’au cas où un joueur dépasse la barre des 18 centres, cela n’entraine ni l’arrêt prématuré de la partie, ni l’élimination des autres joueurs.</text:p>
      <text:p text:style-name="P8">En cas d’égalité en nombre de centres, les points des places équivalentes seront partagés par le nombre de joueurs à égalité.</text:p>
      <text:p text:style-name="P8">Exemples :</text:p>
      <text:list xml:id="list1888005814" text:style-name="L4">
        <text:list-item>
          <text:p text:style-name="P13">Si deux joueurs finissent en tête avec le même nombre de centres alors ils recevront : (16+14) /2 = 15 points chacun (ainsi que le bonus d’1 point chacun pour victoire partagée).</text:p>
        </text:list-item>
        <text:list-item>
          <text:p text:style-name="P13">Deux joueurs ont eu 8 et 7 centres, les trois suivants ont 6 centres alors ces trois joueurs recevront : (12+10+8) /3=10 points chacu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Roboto" svg:font-family="Roboto"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re_20_1" style:display-name="Titre 1" style:family="paragraph" style:parent-style-name="Normal" style:next-style-name="Normal" style:default-outline-level="1">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Titre_20_2" style:display-name="Titre 2" style:family="paragraph" style:parent-style-name="Normal" style:next-style-name="Normal" style:default-outline-level="2">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Titre_20_3" style:display-name="Titre 3" style:family="paragraph" style:parent-style-name="Normal" style:next-style-name="Normal" style:default-outline-level="3">
      <style:paragraph-properties fo:margin-top="0.028in" fo:margin-bottom="0in" style:contextual-spacing="false" fo:keep-together="always" fo:hyphenation-ladder-count="no-limit"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color="#000000" loext:opacity="100%" fo:font-size="12pt" style:font-size-asian="12pt" style:font-size-complex="12pt" fo:hyphenate="false" loext:hyphenation-no-caps="false"/>
    </style:style>
    <style:style style:name="msonormal" style:family="paragraph" style:parent-style-name="Normal">
      <style:paragraph-properties fo:margin-top="0.0693in" fo:margin-bottom="0.0827in" style:contextual-spacing="false"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827in" style:contextual-spacing="false" fo:hyphenation-ladder-count="no-limit"/>
      <style:text-properties fo:hyphenate="false" loext:hyphenation-no-caps="false"/>
    </style:style>
    <style:style style:name="western" style:family="paragraph" style:parent-style-name="Normal">
      <style:paragraph-properties fo:margin-top="0.0693in" fo:margin-bottom="0.0827in" style:contextual-spacing="false" fo:hyphenation-ladder-count="no-limit"/>
      <style:text-properties fo:font-size="10pt" style:font-size-asian="10pt" style:font-size-complex="10pt" fo:hyphenate="false" loext:hyphenation-no-caps="false"/>
    </style:style>
    <style:style style:name="cjk" style:family="paragraph" style:parent-style-name="Normal">
      <style:paragraph-properties fo:margin-top="0.0693in" fo:margin-bottom="0.0827in" style:contextual-spacing="false" fo:hyphenation-ladder-count="no-limit"/>
      <style:text-properties fo:font-size="10pt" style:font-size-asian="10pt" style:font-size-complex="10pt" fo:hyphenate="false" loext:hyphenation-no-caps="false"/>
    </style:style>
    <style:style style:name="ctl" style:family="paragraph" style:parent-style-name="Normal">
      <style:paragraph-properties fo:margin-top="0.0693in" fo:margin-bottom="0.0827in" style:contextual-spacing="false" fo:hyphenation-ladder-count="no-limit"/>
      <style:text-properties fo:font-size="10pt" style:font-size-asian="10pt" style:font-size-complex="10pt" fo:hyphenate="false" loext:hyphenation-no-caps="false"/>
    </style:style>
    <style:style style:name="m_5f_6578607537126491225msolistparagraph" style:display-name="m_6578607537126491225msolistparagraph" style:family="paragraph" style:parent-style-name="Normal">
      <style:paragraph-properties fo:margin-top="0.0693in" fo:margin-bottom="0.0693in" style:contextual-spacing="false" fo:hyphenation-ladder-count="no-limit" style:vertical-align="auto"/>
      <style:text-properties style:use-window-font-color="true" loext:opacity="0%" fo:hyphenate="true" loext:hyphenation-no-caps="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Police_20_par_20_défaut" style:display-name="Police par défaut" style:family="tex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Roboto" fo:font-family="Roboto" style:font-family-generic="system"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Roboto" fo:font-family="Roboto" style:font-family-generic="system"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Roboto" fo:font-family="Roboto" style:font-family-generic="system"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dc:title>stabbeurfou</dc:title>
    <dc:description/>
    <dc:subject/>
    <meta:initial-creator>Jeremie LEFRANCOIS</meta:initial-creator>
    <meta:creation-date>2021-11-22T08:31:00Z</meta:creation-date>
    <dc:date>2021-11-22T22:54:23.250203529</dc:date>
    <meta:editing-cycles>8</meta:editing-cycles>
    <meta:editing-duration>PT29M31S</meta:editing-duration>
    <meta:document-statistic meta:table-count="0" meta:image-count="0" meta:object-count="0" meta:page-count="2" meta:paragraph-count="31" meta:word-count="549" meta:character-count="2938" meta:non-whitespace-character-count="2429"/>
    <meta:template xlink:type="simple" xlink:actuate="onRequest" xlink:title="" xlink:href="Normal.dotm"/>
  </office:meta>
</office:document-meta>
</file>